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ResourceImpl.convertExportServiceToCapability( Dictionary di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RepositoryImp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Resource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ResourceImpl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RepositoryImpl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RepositoryImpl.getCurren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RepositoryImpl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Repositor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Repository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ResourceImpl.convertImportPackageToRequirement( Dictionary di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LocalResourceImpl.convertImportServiceToRequirement( Dictionary di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ResourceImpl.LocalResourceImpl( ResourceImpl resource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ResourceImpl.LocalResourceImpl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RepositoryImpl.LocalRepository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RepositoryImpl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calResourceImpl.convertAttributesToProperties( Dictionary di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ocalRepositoryImpl.bundleChanged( Bundl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ResourceImpl.convertExportPackageToCapability( Dictionary di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